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style-name="ce17" table:formula="of:=AVERAGE([.G2:.G11])" office:value-type="float" office:value="188.7473" calcext:value-type="float">
            <text:p>188,747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formula="of:=[.G12]/1017" office:value-type="float" office:value="0.185592232055064" calcext:value-type="float">
            <text:p>0,185592232055064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style-name="ce17" table:formula="of:=AVERAGE([.G16:.G25])" office:value-type="float" office:value="199.9417" calcext:value-type="float">
            <text:p>199,9417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formula="of:=[.G26]/1146" office:value-type="float" office:value="0.174469197207679" calcext:value-type="float">
            <text:p>0,174469197207679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style-name="ce17" table:formula="of:=AVERAGE([.G30:.G39])" office:value-type="float" office:value="233.2459" calcext:value-type="float">
            <text:p>233,2459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formula="of:=[.G40]/1309" office:value-type="float" office:value="0.178186325439267" calcext:value-type="float">
            <text:p>0,178186325439267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style-name="ce17" table:formula="of:=AVERAGE([.G44:.G53])" office:value-type="float" office:value="288.3505" calcext:value-type="float">
            <text:p>288,3505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formula="of:=[.G54]/1608" office:value-type="float" office:value="0.179322450248756" calcext:value-type="float">
            <text:p>0,179322450248756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style-name="ce17" table:formula="of:=AVERAGE([.G58:.G67])" office:value-type="float" office:value="293.8102" calcext:value-type="float">
            <text:p>293,8102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formula="of:=[.G68]/1629" office:value-type="float" office:value="0.180362308164518" calcext:value-type="float">
            <text:p>0,180362308164518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6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3.437" calcext:value-type="float">
            <text:p>63,437</text:p>
          </table:table-cell>
          <table:table-cell table:style-name="ce17" table:formula="of:=AVERAGE([.F2:.F11])" office:value-type="float" office:value="71.031" calcext:value-type="float">
            <text:p>71,031</text:p>
          </table:table-cell>
          <table:table-cell table:style-name="ce17" table:formula="of:=AVERAGE([.G2:.G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1829081632653" calcext:value-type="float">
            <text:p>0,161829081632653</text:p>
          </table:table-cell>
          <table:table-cell table:formula="of:=[.F12]/392" office:value-type="float" office:value="0.181201530612245" calcext:value-type="float">
            <text:p>0,181201530612245</text:p>
          </table:table-cell>
          <table:table-cell table:formula="of:=[.G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2.548" calcext:value-type="float">
            <text:p>82,548</text:p>
          </table:table-cell>
          <table:table-cell table:style-name="ce17" table:formula="of:=AVERAGE([.F16:.F25])" office:value-type="float" office:value="80.246" calcext:value-type="float">
            <text:p>80,246</text:p>
          </table:table-cell>
          <table:table-cell table:style-name="ce17" table:formula="of:=AVERAGE([.G16:.G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2694560669456" calcext:value-type="float">
            <text:p>0,172694560669456</text:p>
          </table:table-cell>
          <table:table-cell table:formula="of:=[.F26]/478" office:value-type="float" office:value="0.167878661087866" calcext:value-type="float">
            <text:p>0,167878661087866</text:p>
          </table:table-cell>
          <table:table-cell table:formula="of:=[.G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/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/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/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/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12.7271" calcext:value-type="float">
            <text:p>112,7271</text:p>
          </table:table-cell>
          <table:table-cell table:style-name="ce17" table:formula="of:=AVERAGE([.F30:.F39])" office:value-type="float" office:value="102.0899" calcext:value-type="float">
            <text:p>102,0899</text:p>
          </table:table-cell>
          <table:table-cell table:style-name="ce17" table:formula="of:=AVERAGE([.G30:.G39])" office:value-type="float" office:value="93.255" calcext:value-type="float">
            <text:p>93,255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81817903225806" calcext:value-type="float">
            <text:p>0,181817903225806</text:p>
          </table:table-cell>
          <table:table-cell table:formula="of:=[.F40]/620" office:value-type="float" office:value="0.164661129032258" calcext:value-type="float">
            <text:p>0,164661129032258</text:p>
          </table:table-cell>
          <table:table-cell table:formula="of:=[.G40]/620" office:value-type="float" office:value="0.150411290322581" calcext:value-type="float">
            <text:p>0,15041129032258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/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/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/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/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/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/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/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/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/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/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1.594" calcext:value-type="float">
            <text:p>151,594</text:p>
          </table:table-cell>
          <table:table-cell table:style-name="ce17" table:formula="of:=AVERAGE([.F44:.F53])" office:value-type="float" office:value="150.311625" calcext:value-type="float">
            <text:p>150,311625</text:p>
          </table:table-cell>
          <table:table-cell table:style-name="ce17" table:formula="of:=AVERAGE([.G44:.G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4955386289445" calcext:value-type="float">
            <text:p>0,164955386289445</text:p>
          </table:table-cell>
          <table:table-cell table:formula="of:=[.F54]/919" office:value-type="float" office:value="0.163559983677911" calcext:value-type="float">
            <text:p>0,163559983677911</text:p>
          </table:table-cell>
          <table:table-cell table:formula="of:=[.G54]/919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/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/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/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/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/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/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/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26" calcext:value-type="float">
            <text:p>163,626</text:p>
          </table:table-cell>
          <table:table-cell table:style-name="ce17" table:formula="of:=AVERAGE([.F58:.F67])" office:value-type="float" office:value="162.593777777778" calcext:value-type="float">
            <text:p>162,593777777778</text:p>
          </table:table-cell>
          <table:table-cell table:style-name="ce17"/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91015625" calcext:value-type="float">
            <text:p>0,159791015625</text:p>
          </table:table-cell>
          <table:table-cell table:formula="of:=[.F68]/1024" office:value-type="float" office:value="0.158782986111111" calcext:value-type="float">
            <text:p>0,158782986111111</text:p>
          </table:table-cell>
          <table:table-cell/>
        </table:table-row>
        <table:table-row table:style-name="ro2" table:number-rows-repeated="104850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7.464" calcext:value-type="float">
            <text:p>297,464</text:p>
          </table:table-cell>
          <table:table-cell table:style-name="ce17" table:formula="of:=AVERAGE([.F2:.F11])" office:value-type="float" office:value="324.6743" calcext:value-type="float">
            <text:p>324,6743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7679144385027" calcext:value-type="float">
            <text:p>0,397679144385027</text:p>
          </table:table-cell>
          <table:table-cell table:formula="of:=[.F12]/748" office:value-type="float" office:value="0.434056550802139" calcext:value-type="float">
            <text:p>0,4340565508021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44.939" calcext:value-type="float">
            <text:p>344,939</text:p>
          </table:table-cell>
          <table:table-cell table:style-name="ce17" table:formula="of:=AVERAGE([.F16:.F25])" office:value-type="float" office:value="366.027111111111" calcext:value-type="float">
            <text:p>366,027111111111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04383352872216" calcext:value-type="float">
            <text:p>0,404383352872216</text:p>
          </table:table-cell>
          <table:table-cell table:formula="of:=[.F26]/853" office:value-type="float" office:value="0.429105640224046" calcext:value-type="float">
            <text:p>0,42910564022404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57.872" calcext:value-type="float">
            <text:p>357,872</text:p>
          </table:table-cell>
          <table:table-cell table:style-name="ce17" table:formula="of:=AVERAGE([.F30:.F39])" office:value-type="float" office:value="425.0065" calcext:value-type="float">
            <text:p>425,0065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56801595214357" calcext:value-type="float">
            <text:p>0,356801595214357</text:p>
          </table:table-cell>
          <table:table-cell table:formula="of:=[.F40]/1003" office:value-type="float" office:value="0.423735294117647" calcext:value-type="float">
            <text:p>0,4237352941176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85.929" calcext:value-type="float">
            <text:p>485,929</text:p>
          </table:table-cell>
          <table:table-cell table:style-name="ce17" table:formula="of:=AVERAGE([.F44:.F53])" office:value-type="float" office:value="483.670111111111" calcext:value-type="float">
            <text:p>483,670111111111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887432" calcext:value-type="float">
            <text:p>0,3887432</text:p>
          </table:table-cell>
          <table:table-cell table:formula="of:=[.F54]/1250" office:value-type="float" office:value="0.386936088888889" calcext:value-type="float">
            <text:p>0,38693608888888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32.242222222222" calcext:value-type="float">
            <text:p>432,242222222222</text:p>
          </table:table-cell>
          <table:table-cell table:style-name="ce17" table:formula="of:=AVERAGE([.F58:.F67])" office:value-type="float" office:value="502.485" calcext:value-type="float">
            <text:p>502,485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31983273596177" calcext:value-type="float">
            <text:p>0,331983273596177</text:p>
          </table:table-cell>
          <table:table-cell table:formula="of:=[.F68]/1302" office:value-type="float" office:value="0.385933179723502" calcext:value-type="float">
            <text:p>0,385933179723502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0:39:04.57188323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8T12:54:12.233941213</dc:date>
    <meta:editing-duration>P2DT10H53M37S</meta:editing-duration>
    <meta:editing-cycles>401</meta:editing-cycles>
    <meta:generator>LibreOffice/25.2.3.2$Linux_X86_64 LibreOffice_project/520$Build-2</meta:generator>
    <meta:document-statistic meta:table-count="5" meta:cell-count="20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76cm" svg:y="3.442cm" style:legend-expansion="high" chart:style-name="ch2"/>
        <chart:plot-area chart:style-name="ch3" svg:x="0.32cm" svg:y="0.18cm" svg:width="13.236cm" svg:height="8.64cm">
          <chart:coordinate-region svg:x="1.071cm" svg:y="0.382cm" svg:width="12.183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